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22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objectwithoutfill">
      <style:graphic-properties draw:stroke="dash" draw:stroke-dash="Dashed_20__28_var_29_"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84cm" svg:y="7.35cm">
          <text:p text:style-name="P1"><text:span text:style-name="T1">Le</text:span><text:span text:style-name="T1">ge</text:span><text:span text:style-name="T1">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0.95cm" svg:y="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4.1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7.3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4.175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8.43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725cm" svg:height="1.816cm" svg:x="3.794cm" svg:y="4.6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116cm" svg:y="2.522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591cm" svg:y="5.44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937cm" svg:y1="3.286cm" svg:x2="4.937cm" svg:y2="4.683cm">
          <text:p/>
        </draw:line>
        <draw:line draw:style-name="gr7" draw:text-style-name="P8" draw:layer="layout" svg:x1="5.572cm" svg:y1="5.826cm" svg:x2="7.604cm" svg:y2="5.826cm">
          <text:p/>
        </draw:line>
        <draw:line draw:style-name="gr7" draw:text-style-name="P8" draw:layer="layout" svg:x1="5.445cm" svg:y1="6.207cm" svg:x2="5.445cm" svg:y2="8.493cm">
          <text:p/>
        </draw:line>
        <draw:custom-shape draw:style-name="gr8" draw:text-style-name="P7" draw:layer="layout" svg:width="3.81cm" svg:height="0.762cm" svg:x="7.938cm" svg:y="9.22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0.762cm" svg:x="7.938cm" svg:y="10.24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1cm" svg:height="0.762cm" svg:x="7.938cm" svg:y="8.22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1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612cm" svg:y="2.571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7.604cm" svg:y1="3.286cm" svg:x2="5.572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3T09:48:58.706330843</dc:date>
    <meta:editing-duration>PT1H25M33S</meta:editing-duration>
    <meta:editing-cycles>29</meta:editing-cycles>
    <meta:generator>LibreOffice/6.0.7.3$Linux_X86_64 LibreOffice_project/00m0$Build-3</meta:generator>
    <meta:document-statistic meta:object-count="18"/>
  </office:meta>
</office:document-meta>
</file>